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c8c22" officeooo:paragraph-rsid="000c8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3:22:11.960204415</meta:creation-date>
    <dc:date>2024-02-19T23:22:22.844556721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0.3$Linux_X86_64 LibreOffice_project/420$Build-3</meta:generator>
  </office:meta>
</office:document-meta>
</file>

<file path=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e598c" officeooo:paragraph-rsid="000e5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